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284.1" calcext:value-type="float">
            <text:p>284,1</text:p>
          </table:table-cell>
          <table:table-cell office:value-type="float" office:value="284.09" calcext:value-type="float">
            <text:p>284,09</text:p>
          </table:table-cell>
          <table:table-cell/>
          <table:table-cell table:formula="of:=[.A1]-[.B1]" office:value-type="float" office:value="0.0100000000000477" calcext:value-type="float">
            <text:p>0,010000000000048</text:p>
          </table:table-cell>
          <table:table-cell/>
        </table:table-row>
        <table:table-row table:style-name="ro1">
          <table:table-cell office:value-type="float" office:value="761.44" calcext:value-type="float">
            <text:p>761,44</text:p>
          </table:table-cell>
          <table:table-cell office:value-type="float" office:value="761.52" calcext:value-type="float">
            <text:p>761,52</text:p>
          </table:table-cell>
          <table:table-cell/>
          <table:table-cell table:formula="of:=[.A2]-[.B2]" office:value-type="float" office:value="-0.0799999999999272" calcext:value-type="float">
            <text:p>-0,079999999999927</text:p>
          </table:table-cell>
          <table:table-cell/>
        </table:table-row>
        <table:table-row table:style-name="ro1">
          <table:table-cell table:number-columns-repeated="2" office:value-type="float" office:value="265.71" calcext:value-type="float">
            <text:p>265,71</text:p>
          </table:table-cell>
          <table:table-cell/>
          <table:table-cell table:formula="of:=[.A3]-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.32" calcext:value-type="float">
            <text:p>447,32</text:p>
          </table:table-cell>
          <table:table-cell/>
          <table:table-cell table:formula="of:=[.A4]-[.B4]" office:value-type="float" office:value="-0.319999999999993" calcext:value-type="float">
            <text:p>-0,319999999999993</text:p>
          </table:table-cell>
          <table:table-cell/>
        </table:table-row>
        <table:table-row table:style-name="ro1">
          <table:table-cell office:value-type="float" office:value="819.27" calcext:value-type="float">
            <text:p>819,27</text:p>
          </table:table-cell>
          <table:table-cell office:value-type="float" office:value="819.36" calcext:value-type="float">
            <text:p>819,36</text:p>
          </table:table-cell>
          <table:table-cell/>
          <table:table-cell table:formula="of:=[.A5]-[.B5]" office:value-type="float" office:value="-0.0900000000000318" calcext:value-type="float">
            <text:p>-0,090000000000032</text:p>
          </table:table-cell>
          <table:table-cell/>
        </table:table-row>
        <table:table-row table:style-name="ro1">
          <table:table-cell table:number-columns-repeated="2" office:value-type="float" office:value="1.08" calcext:value-type="float">
            <text:p>1,08</text:p>
          </table:table-cell>
          <table:table-cell/>
          <table:table-cell table:formula="of:=[.A6]-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8.48" calcext:value-type="float">
            <text:p>3418,48</text:p>
          </table:table-cell>
          <table:table-cell office:value-type="float" office:value="3418.46" calcext:value-type="float">
            <text:p>3418,46</text:p>
          </table:table-cell>
          <table:table-cell/>
          <table:table-cell table:formula="of:=[.A7]-[.B7]" office:value-type="float" office:value="0.0199999999999818" calcext:value-type="float">
            <text:p>0,01999999999998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5/11-22:12</text:p>
          </table:table-cell>
          <table:table-cell table:number-columns-repeated="4"/>
        </table:table-row>
        <table:table-row table:style-name="ro1">
          <table:table-cell office:value-type="float" office:value="284.24" calcext:value-type="float">
            <text:p>284,24</text:p>
          </table:table-cell>
          <table:table-cell table:number-columns-repeated="4"/>
        </table:table-row>
        <table:table-row table:style-name="ro1">
          <table:table-cell office:value-type="float" office:value="762.01" calcext:value-type="float">
            <text:p>762,01</text:p>
          </table:table-cell>
          <table:table-cell table:number-columns-repeated="4"/>
        </table:table-row>
        <table:table-row table:style-name="ro1">
          <table:table-cell office:value-type="float" office:value="256.78" calcext:value-type="float">
            <text:p>256,78</text:p>
          </table:table-cell>
          <table:table-cell table:number-columns-repeated="4"/>
        </table:table-row>
        <table:table-row table:style-name="ro1">
          <table:table-cell office:value-type="float" office:value="447.65" calcext:value-type="float">
            <text:p>447,65</text:p>
          </table:table-cell>
          <table:table-cell table:number-columns-repeated="4"/>
        </table:table-row>
        <table:table-row table:style-name="ro1">
          <table:table-cell office:value-type="float" office:value="820.57" calcext:value-type="float">
            <text:p>820,57</text:p>
          </table:table-cell>
          <table:table-cell table:number-columns-repeated="4"/>
        </table:table-row>
        <table:table-row table:style-name="ro1">
          <table:table-cell office:value-type="float" office:value="1.08" calcext:value-type="float">
            <text:p>1,08</text:p>
          </table:table-cell>
          <table:table-cell table:number-columns-repeated="4"/>
        </table:table-row>
        <table:table-row table:style-name="ro1">
          <table:table-cell office:value-type="float" office:value="3421.51" calcext:value-type="float">
            <text:p>3421,5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6/11-8:24</text:p>
          </table:table-cell>
          <table:table-cell table:number-columns-repeated="4"/>
        </table:table-row>
        <table:table-row table:style-name="ro1">
          <table:table-cell office:value-type="float" office:value="284.39" calcext:value-type="float">
            <text:p>284,39</text:p>
          </table:table-cell>
          <table:table-cell office:value-type="float" office:value="284.38" calcext:value-type="float">
            <text:p>284,38</text:p>
          </table:table-cell>
          <table:table-cell table:formula="of:=[.A19]-[.A10]" office:value-type="float" office:value="0.149999999999977" calcext:value-type="float">
            <text:p>0,149999999999977</text:p>
          </table:table-cell>
          <table:table-cell table:formula="of:=[.B19]-[.A19]" office:value-type="float" office:value="-0.00999999999999091" calcext:value-type="float">
            <text:p>-0,009999999999991</text:p>
          </table:table-cell>
          <table:table-cell table:style-name="ce1" office:value-type="string" calcext:value-type="string">
            <text:p>Meter 1 : 284.38</text:p>
          </table:table-cell>
        </table:table-row>
        <table:table-row table:style-name="ro1">
          <table:table-cell office:value-type="float" office:value="762.95" calcext:value-type="float">
            <text:p>762,95</text:p>
          </table:table-cell>
          <table:table-cell office:value-type="float" office:value="762.93" calcext:value-type="float">
            <text:p>762,93</text:p>
          </table:table-cell>
          <table:table-cell table:formula="of:=[.A20]-[.A11]" office:value-type="float" office:value="0.940000000000055" calcext:value-type="float">
            <text:p>0,940000000000055</text:p>
          </table:table-cell>
          <table:table-cell table:formula="of:=[.B20]-[.A20]" office:value-type="float" office:value="-0.0200000000000955" calcext:value-type="float">
            <text:p>-0,020000000000096</text:p>
          </table:table-cell>
          <table:table-cell table:style-name="ce1" office:value-type="string" calcext:value-type="string">
            <text:p>Meter 2 : 762.93</text:p>
          </table:table-cell>
        </table:table-row>
        <table:table-row table:style-name="ro1">
          <table:table-cell table:number-columns-repeated="2" office:value-type="float" office:value="265.82" calcext:value-type="float">
            <text:p>265,82</text:p>
          </table:table-cell>
          <table:table-cell table:formula="of:=[.A21]-[.A12]" office:value-type="float" office:value="9.04000000000002" calcext:value-type="float">
            <text:p>9,04000000000002</text:p>
          </table:table-cell>
          <table:table-cell table:formula="of:=[.B21]-[.A21]" office:value-type="float" office:value="0" calcext:value-type="float">
            <text:p>0</text:p>
          </table:table-cell>
          <table:table-cell table:style-name="ce1" office:value-type="string" calcext:value-type="string">
            <text:p>Meter 3 : 265.82</text:p>
          </table:table-cell>
        </table:table-row>
        <table:table-row table:style-name="ro1">
          <table:table-cell table:number-columns-repeated="2" office:value-type="float" office:value="448.29" calcext:value-type="float">
            <text:p>448,29</text:p>
          </table:table-cell>
          <table:table-cell table:formula="of:=[.A22]-[.A13]" office:value-type="float" office:value="0.640000000000043" calcext:value-type="float">
            <text:p>0,640000000000043</text:p>
          </table:table-cell>
          <table:table-cell table:formula="of:=[.B22]-[.A22]" office:value-type="float" office:value="0" calcext:value-type="float">
            <text:p>0</text:p>
          </table:table-cell>
          <table:table-cell table:style-name="ce1" office:value-type="string" calcext:value-type="string">
            <text:p>Meter 4 : 448.29</text:p>
          </table:table-cell>
        </table:table-row>
        <table:table-row table:style-name="ro1">
          <table:table-cell office:value-type="float" office:value="821.8" calcext:value-type="float">
            <text:p>821,8</text:p>
          </table:table-cell>
          <table:table-cell office:value-type="float" office:value="821.76" calcext:value-type="float">
            <text:p>821,76</text:p>
          </table:table-cell>
          <table:table-cell table:formula="of:=[.A23]-[.A14]" office:value-type="float" office:value="1.2299999999999" calcext:value-type="float">
            <text:p>1,2299999999999</text:p>
          </table:table-cell>
          <table:table-cell table:formula="of:=[.B23]-[.A23]" office:value-type="float" office:value="-0.0399999999999636" calcext:value-type="float">
            <text:p>-0,039999999999964</text:p>
          </table:table-cell>
          <table:table-cell table:style-name="ce1" office:value-type="string" calcext:value-type="string">
            <text:p>Meter 5 : 821.76</text:p>
          </table:table-cell>
        </table:table-row>
        <table:table-row table:style-name="ro1">
          <table:table-cell table:number-columns-repeated="2" office:value-type="float" office:value="1.08" calcext:value-type="float">
            <text:p>1,08</text:p>
          </table:table-cell>
          <table:table-cell table:formula="of:=[.A24]-[.A15]" office:value-type="float" office:value="0" calcext:value-type="float">
            <text:p>0</text:p>
          </table:table-cell>
          <table:table-cell table:formula="of:=[.B24]-[.A24]" office:value-type="float" office:value="0" calcext:value-type="float">
            <text:p>0</text:p>
          </table:table-cell>
          <table:table-cell table:style-name="ce1" office:value-type="string" calcext:value-type="string">
            <text:p>Meter 6 : 1.08</text:p>
          </table:table-cell>
        </table:table-row>
        <table:table-row table:style-name="ro1">
          <table:table-cell office:value-type="float" office:value="3426.52" calcext:value-type="float">
            <text:p>3426,52</text:p>
          </table:table-cell>
          <table:table-cell office:value-type="float" office:value="3426.54" calcext:value-type="float">
            <text:p>3426,54</text:p>
          </table:table-cell>
          <table:table-cell table:formula="of:=[.A25]-[.A16]" office:value-type="float" office:value="5.00999999999976" calcext:value-type="float">
            <text:p>5,00999999999976</text:p>
          </table:table-cell>
          <table:table-cell table:formula="of:=[.B25]-[.A25]" office:value-type="float" office:value="0.0199999999999818" calcext:value-type="float">
            <text:p>0,019999999999982</text:p>
          </table:table-cell>
          <table:table-cell table:style-name="ce1" office:value-type="string" calcext:value-type="string">
            <text:p>Meter 7 : 3426.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6/11-15:20</text:p>
          </table:table-cell>
          <table:table-cell table:number-columns-repeated="3"/>
          <table:table-cell office:value-type="string" calcext:value-type="string">
            <text:p>Missed counts: 4445</text:p>
          </table:table-cell>
        </table:table-row>
        <table:table-row table:style-name="ro1">
          <table:table-cell table:number-columns-repeated="2" office:value-type="float" office:value="284.61" calcext:value-type="float">
            <text:p>284,61</text:p>
          </table:table-cell>
          <table:table-cell table:formula="of:=[.A28]-[.A19]" office:value-type="float" office:value="0.220000000000027" calcext:value-type="float">
            <text:p>0,220000000000027</text:p>
          </table:table-cell>
          <table:table-cell table:formula="of:=[.B28]-[.A28]" office:value-type="float" office:value="0" calcext:value-type="float">
            <text:p>0</text:p>
          </table:table-cell>
          <table:table-cell table:style-name="ce1" office:value-type="string" calcext:value-type="string">
            <text:p>Meter 1 : 284.61New value:  </text:p>
          </table:table-cell>
        </table:table-row>
        <table:table-row table:style-name="ro1">
          <table:table-cell office:value-type="float" office:value="763.93" calcext:value-type="float">
            <text:p>763,93</text:p>
          </table:table-cell>
          <table:table-cell office:value-type="float" office:value="763.88" calcext:value-type="float">
            <text:p>763,88</text:p>
          </table:table-cell>
          <table:table-cell table:formula="of:=[.A29]-[.A20]" office:value-type="float" office:value="0.979999999999905" calcext:value-type="float">
            <text:p>0,979999999999905</text:p>
          </table:table-cell>
          <table:table-cell table:formula="of:=[.B29]-[.A29]" office:value-type="float" office:value="-0.0499999999999545" calcext:value-type="float">
            <text:p>-0,049999999999955</text:p>
          </table:table-cell>
          <table:table-cell table:style-name="ce1" office:value-type="string" calcext:value-type="string">
            <text:p>Meter 2 : 763.88New value:  </text:p>
          </table:table-cell>
        </table:table-row>
        <table:table-row table:style-name="ro1">
          <table:table-cell office:value-type="float" office:value="266.17" calcext:value-type="float">
            <text:p>266,17</text:p>
          </table:table-cell>
          <table:table-cell office:value-type="float" office:value="266.18" calcext:value-type="float">
            <text:p>266,18</text:p>
          </table:table-cell>
          <table:table-cell table:formula="of:=[.A30]-[.A21]" office:value-type="float" office:value="0.350000000000023" calcext:value-type="float">
            <text:p>0,350000000000023</text:p>
          </table:table-cell>
          <table:table-cell table:formula="of:=[.B30]-[.A30]" office:value-type="float" office:value="0.00999999999999091" calcext:value-type="float">
            <text:p>0,009999999999991</text:p>
          </table:table-cell>
          <table:table-cell table:style-name="ce1" office:value-type="string" calcext:value-type="string">
            <text:p>Meter 3 : 266.18New value:  </text:p>
          </table:table-cell>
        </table:table-row>
        <table:table-row table:style-name="ro1">
          <table:table-cell table:number-columns-repeated="2" office:value-type="float" office:value="448.74" calcext:value-type="float">
            <text:p>448,74</text:p>
          </table:table-cell>
          <table:table-cell table:formula="of:=[.A31]-[.A22]" office:value-type="float" office:value="0.449999999999989" calcext:value-type="float">
            <text:p>0,449999999999989</text:p>
          </table:table-cell>
          <table:table-cell table:formula="of:=[.B31]-[.A31]" office:value-type="float" office:value="0" calcext:value-type="float">
            <text:p>0</text:p>
          </table:table-cell>
          <table:table-cell table:style-name="ce1" office:value-type="string" calcext:value-type="string">
            <text:p>Meter 4 : 448.74New value:  </text:p>
          </table:table-cell>
        </table:table-row>
        <table:table-row table:style-name="ro1">
          <table:table-cell office:value-type="float" office:value="822.66" calcext:value-type="float">
            <text:p>822,66</text:p>
          </table:table-cell>
          <table:table-cell office:value-type="float" office:value="822.61" calcext:value-type="float">
            <text:p>822,61</text:p>
          </table:table-cell>
          <table:table-cell table:formula="of:=[.A32]-[.A23]" office:value-type="float" office:value="0.860000000000014" calcext:value-type="float">
            <text:p>0,860000000000014</text:p>
          </table:table-cell>
          <table:table-cell table:formula="of:=[.B32]-[.A32]" office:value-type="float" office:value="-0.0499999999999545" calcext:value-type="float">
            <text:p>-0,049999999999955</text:p>
          </table:table-cell>
          <table:table-cell table:style-name="ce1" office:value-type="string" calcext:value-type="string">
            <text:p>Meter 5 : 822.61New value:  </text:p>
          </table:table-cell>
        </table:table-row>
        <table:table-row table:style-name="ro1">
          <table:table-cell table:number-columns-repeated="2" office:value-type="float" office:value="1.08" calcext:value-type="float">
            <text:p>1,08</text:p>
          </table:table-cell>
          <table:table-cell table:formula="of:=[.A33]-[.A24]" office:value-type="float" office:value="0" calcext:value-type="float">
            <text:p>0</text:p>
          </table:table-cell>
          <table:table-cell table:formula="of:=[.B33]-[.A33]" office:value-type="float" office:value="0" calcext:value-type="float">
            <text:p>0</text:p>
          </table:table-cell>
          <table:table-cell table:style-name="ce1" office:value-type="string" calcext:value-type="string">
            <text:p>Meter 6 : 1.08New value:  </text:p>
          </table:table-cell>
        </table:table-row>
        <table:table-row table:style-name="ro1">
          <table:table-cell office:value-type="float" office:value="3429.17" calcext:value-type="float">
            <text:p>3429,17</text:p>
          </table:table-cell>
          <table:table-cell office:value-type="float" office:value="3429.19" calcext:value-type="float">
            <text:p>3429,19</text:p>
          </table:table-cell>
          <table:table-cell table:formula="of:=[.A34]-[.A25]" office:value-type="float" office:value="2.65000000000009" calcext:value-type="float">
            <text:p>2,65000000000009</text:p>
          </table:table-cell>
          <table:table-cell table:formula="of:=[.B34]-[.A34]" office:value-type="float" office:value="0.0199999999999818" calcext:value-type="float">
            <text:p>0,019999999999982</text:p>
          </table:table-cell>
          <table:table-cell table:style-name="ce1" office:value-type="string" calcext:value-type="string">
            <text:p>Meter 7 : 3429.19New value: 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-00-0000</text:date>, <text:time style:data-style-name="N2" text:time-value="15:18:44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6:56:52.389000000</meta:creation-date>
    <dc:date>2020-11-26T15:37:28.197000000</dc:date>
    <meta:editing-duration>PT1H35M38S</meta:editing-duration>
    <meta:editing-cycles>6</meta:editing-cycles>
    <meta:generator>LibreOffice/7.0.1.2$Windows_X86_64 LibreOffice_project/7cbcfc562f6eb6708b5ff7d7397325de9e764452</meta:generator>
    <meta:document-statistic meta:table-count="1" meta:cell-count="102" meta:object-count="0"/>
  </office:meta>
</office:document-meta>
</file>